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</office:automatic-styles>
  <office:body>
    <office:text>
      <text:h text:style-name="Heading_20_2" text:outline-level="2"><text:bookmark-start text:name="table-of-contents"/>Table of contents<text:bookmark-end text:name="table-of-contents"/></text:h>
      <text:list text:style-name="L1">
        <text:list-item>
          <text:p text:style-name="P1"><text:a xlink:type="simple" xlink:href="#general-info" office:name=""><text:span text:style-name="Definition">General info</text:span></text:a></text:p>
        </text:list-item>
        <text:list-item>
          <text:p text:style-name="P1"><text:a xlink:type="simple" xlink:href="#software" office:name=""><text:span text:style-name="Definition">Software</text:span></text:a></text:p>
        </text:list-item>
        <text:list-item>
          <text:p text:style-name="P1"><text:a xlink:type="simple" xlink:href="#how-to-use" office:name=""><text:span text:style-name="Definition">How-to-use</text:span></text:a></text:p>
        </text:list-item>
        <text:list-item>
          <text:p text:style-name="P1"><text:a xlink:type="simple" xlink:href="#troubleshooting" office:name=""><text:span text:style-name="Definition">Troubleshooting</text:span></text:a></text:p>
        </text:list-item>
      </text:list>
      <text:h text:style-name="Heading_20_2" text:outline-level="2"><text:bookmark-start text:name="general-info"/>General Info<text:bookmark-end text:name="general-info"/></text:h>
      <text:p text:style-name="First_20_paragraph">This is the repository for the software required by for the Microbiome workshop. Please note that what is installed in /gpfs/group/dml129/default/microbiome_workshop2020 may differ from this repository as the actual setup version of this repository will contain conda environments.</text:p>
      <text:p text:style-name="Text_20_body">To view this documentation in a different format then please see the doc directory of this repository.</text:p>
      <text:h text:style-name="Heading_20_2" text:outline-level="2"><text:bookmark-start text:name="software"/>Software<text:bookmark-end text:name="software"/></text:h>
      <text:p text:style-name="First_20_paragraph">The repository contains the following software:</text:p>
      <text:list text:style-name="L2">
        <text:list-item>
          <text:p text:style-name="P2">RStudio</text:p>
        </text:list-item>
        <text:list-item>
          <text:p text:style-name="P2">Qiime2</text:p>
        </text:list-item>
        <text:list-item>
          <text:p text:style-name="P2">Megan</text:p>
        </text:list-item>
        <text:list-item>
          <text:p text:style-name="P2">MALT</text:p>
        </text:list-item>
      </text:list>
      <text:h text:style-name="Heading_20_2" text:outline-level="2"><text:bookmark-start text:name="how-to-use"/>How-to-use<text:bookmark-end text:name="how-to-use"/></text:h>
      <text:list text:style-name="L3">
        <text:list-item>
          <text:p text:style-name="P3"><text:a xlink:type="simple" xlink:href="#rstudio" office:name=""><text:span text:style-name="Definition">RStudio</text:span></text:a></text:p>
        </text:list-item>
        <text:list-item>
          <text:p text:style-name="P3"><text:a xlink:type="simple" xlink:href="#qiime2" office:name=""><text:span text:style-name="Definition">Qiime2</text:span></text:a></text:p>
        </text:list-item>
        <text:list-item>
          <text:p text:style-name="P3"><text:a xlink:type="simple" xlink:href="#megan" office:name=""><text:span text:style-name="Definition">Megan</text:span></text:a></text:p>
        </text:list-item>
        <text:list-item>
          <text:p text:style-name="P3"><text:a xlink:type="simple" xlink:href="#malt" office:name=""><text:span text:style-name="Definition">MALT</text:span></text:a></text:p>
        </text:list-item>
      </text:list>
      <text:h text:style-name="Heading_20_1" text:outline-level="1"><text:bookmark-start text:name="section"/><text:bookmark-end text:name="section"/></text:h>
      <text:h text:style-name="Heading_20_3" text:outline-level="3"><text:bookmark-start text:name="rstudio"/>RStudio<text:bookmark-end text:name="rstudio"/></text:h>
      <text:p text:style-name="First_20_paragraph">Simply use the following commands to load the rstudio module:</text:p>
      <text:p text:style-name="P4">$ module use /gpfs/group/dml129/default/microbiome_workshop2020/sw/modules</text:p>
      <text:p text:style-name="P5">$ module load rstudio</text:p>
      <text:p text:style-name="First_20_paragraph">Now that you have the module loaded, here are the various ways that you can interact with it.</text:p>
      <text:p text:style-name="Text_20_body">To launch rstudio:</text:p>
      <text:p text:style-name="P6">$ rstudio</text:p>
      <text:p text:style-name="First_20_paragraph">To use R:</text:p>
      <text:p text:style-name="P7">$ R</text:p>
      <text:p text:style-name="First_20_paragraph">To use Rscript:</text:p>
      <text:p text:style-name="P8">$ Rscript</text:p>
      <text:p text:style-name="First_20_paragraph">To use Rscript quietly:</text:p>
      <text:p text:style-name="P9">$ chronic-Rscript</text:p>
      <text:h text:style-name="Heading_20_1" text:outline-level="1"><text:bookmark-start text:name="section-1"/><text:bookmark-end text:name="section-1"/></text:h>
      <text:h text:style-name="Heading_20_3" text:outline-level="3"><text:bookmark-start text:name="qiime2"/>Qiime2<text:bookmark-end text:name="qiime2"/></text:h>
      <text:p text:style-name="First_20_paragraph">To setup access to Qiime2, you will first need to create a symlink to the environment in your home directory using the scripts module:</text:p>
      <text:p text:style-name="P10">$ module use /gpfs/group/dml129/default/microbiome_workshop2020/sw/modules</text:p>
      <text:p text:style-name="P11">$ module load scripts</text:p>
      <text:p text:style-name="P12">$ link_qiime2</text:p>
      <text:p text:style-name="First_20_paragraph">This will then create a symlink to the qiime2 environment in your home directory. You can use the following commands to activate the environment:</text:p>
      <text:p text:style-name="P13">$ module load python/3.6.3-anaconda5.0.1</text:p>
      <text:p text:style-name="P14">$ cd ~</text:p>
      <text:p text:style-name="P15">$ source activate qiime2</text:p>
      <text:p text:style-name="First_20_paragraph">To then verify that Qiime2 is working simply use the following command:</text:p>
      <text:p text:style-name="P16">$ qiime --help</text:p>
      <text:h text:style-name="Heading_20_1" text:outline-level="1"><text:bookmark-start text:name="section-2"/><text:bookmark-end text:name="section-2"/></text:h>
      <text:h text:style-name="Heading_20_3" text:outline-level="3"><text:bookmark-start text:name="megan"/>Megan<text:bookmark-end text:name="megan"/></text:h>
      <text:p text:style-name="First_20_paragraph">To setup access to Megan, you will first need to create a symlink to the environment in your home directory using the scripts module:</text:p>
      <text:p text:style-name="P17">$ module use /gpfs/group/dml129/default/microbiome_workshop2020/sw/modules</text:p>
      <text:p text:style-name="P18">$ module load scripts</text:p>
      <text:p text:style-name="P19">$ link_megan</text:p>
      <text:p text:style-name="First_20_paragraph">This will then create a symlink to the megan environment in your home directory. You can use the following commands to activate the environment:</text:p>
      <text:p text:style-name="P20">$ module load python/3.6.3-anaconda5.0.1</text:p>
      <text:p text:style-name="P21">$ cd ~</text:p>
      <text:p text:style-name="P22">$ source activate megan</text:p>
      <text:p text:style-name="First_20_paragraph">To then launch Megan’s GUI (need to be in an Interactive Desktop session) use the following command:</text:p>
      <text:p text:style-name="P23">$ MEGAN</text:p>
      <text:h text:style-name="Heading_20_1" text:outline-level="1"><text:bookmark-start text:name="section-3"/><text:bookmark-end text:name="section-3"/></text:h>
      <text:h text:style-name="Heading_20_3" text:outline-level="3"><text:bookmark-start text:name="malt"/>MALT<text:bookmark-end text:name="malt"/></text:h>
      <text:p text:style-name="First_20_paragraph">To access MALT, all you need to do is activate the <text:a xlink:type="simple" xlink:href="#megan" office:name=""><text:span text:style-name="Definition">Megan</text:span></text:a> environment:</text:p>
      <text:p text:style-name="P24">$ module load python/3.6.3-anaconda5.0.1</text:p>
      <text:p text:style-name="P25">$ cd ~</text:p>
      <text:p text:style-name="P26">$ source activate megan</text:p>
      <text:p text:style-name="First_20_paragraph">Then, to test that you have access to MALT simply use the following command:</text:p>
      <text:p text:style-name="P27">malt-build -h</text:p>
      <text:h text:style-name="Heading_20_1" text:outline-level="1"><text:bookmark-start text:name="section-4"/><text:bookmark-end text:name="section-4"/></text:h>
      <text:h text:style-name="Heading_20_2" text:outline-level="2"><text:bookmark-start text:name="troubleshooting"/>Troubleshooting<text:bookmark-end text:name="troubleshooting"/></text:h>
      <text:p text:style-name="First_20_paragraph">If you run into any issues regarding the use of this repository then please contact either Jason or Justin at iask@ics.psu.e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